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etty6xTestSetup.run( final TestResult the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etty6xTestSetup.getConfigFi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etty6xTestSetup.isRunn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tty6xTestSetup.setConfigFile( File theConfig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tty6xTestSetup.createServer( Configuration the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Jetty6xTestSetup.tearDow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Jetty6xTestSetup.getResourceDi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etty6xTestSetup.testConnectivity( URL theUr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etty6xTestSetup.addJspRedirector( Object the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Jetty6xTestSetup.readFully( HttpURLConnection theConnec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etty6xTestSetup.createContext( Object theServer , Configuration the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etty6xTestSetup.isAvailable( int theCod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etty6xTestSetup.addFilterRedirector( Object theContext , FilterConfiguration theConfigur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etty6xTestSetup.addServletRedirector( Object theContext , ServletConfiguration the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etty6xTestSetup.Jetty6xTestSetup( Test theT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etty6xTestSetup.prot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etty6xTestSetup.setU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Jetty6xTestSetup.setForceShutdown( boolean isForcedShutdow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tty6xTestSetup.setResourceDir( File theResource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tty6xTestSetup.Jetty6xTestSetup( Test theTest , Configuration theBaseConfiguration , ServletConfiguration theServletConfiguration , FilterConfiguration theFilter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